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モナー ゴシック" svg:font-family="'IPA モナー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60.27mm"/>
    </style:style>
    <style:style style:name="co10" style:family="table-column">
      <style:table-column-properties fo:break-before="auto" style:column-width="29.76mm"/>
    </style:style>
    <style:style style:name="co11" style:family="table-column">
      <style:table-column-properties fo:break-before="auto" style:column-width="30.04mm"/>
    </style:style>
    <style:style style:name="co12" style:family="table-column">
      <style:table-column-properties fo:break-before="auto" style:column-width="11.7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0.83mm" fo:break-before="auto" style:use-optimal-row-height="true"/>
    </style:style>
    <style:style style:name="ro2" style:family="table-row">
      <style:table-row-properties style:row-height="7.1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2" style:family="table-cell" style:parent-style-name="Default">
      <style:table-cell-properties fo:border-bottom="none" fo:background-color="#cccccc" fo:border-left="0.74pt solid #000000" fo:border-right="0.74pt solid #000000" fo:border-top="none"/>
    </style:style>
    <style:style style:name="ce3" style:family="table-cell" style:parent-style-name="Default" style:data-style-name="N100">
      <style:table-cell-properties fo:border-bottom="none" fo:background-color="#cccccc" fo:border-left="0.74pt solid #000000" fo:border-right="0.74pt solid #000000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style:font-name="Liberation Sans" style:font-name-asian="IPA モナー ゴシック" style:font-name-complex="IPA モナー ゴシック"/>
    </style:style>
    <style:style style:name="ce6" style:family="table-cell" style:parent-style-name="Default">
      <style:table-cell-properties fo:border-bottom="none" fo:background-color="#cccccc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>
            <text:p>query_</text:p>
            <text:p>encoding</text:p>
          </table:table-cell>
          <table:table-cell table:style-name="ce2" office:value-type="string" calcext:value-type="string">
            <text:p>Encoding/Precision</text:p>
          </table:table-cell>
          <table:table-cell table:style-name="ce3" office:value-type="string" calcext:value-type="string">
            <text:p>周波数</text:p>
            <text:p>L-Hは範囲、</text:p>
            <text:p>L..Hは離散値</text:p>
          </table:table-cell>
          <table:table-cell table:style-name="ce3" office:value-type="string" calcext:value-type="string">
            <text:p>再生ch</text:p>
          </table:table-cell>
          <table:table-cell table:style-name="ce3" office:value-type="string" calcext:value-type="string">
            <text:p>録音ch</text:p>
          </table:table-cell>
          <table:table-cell table:style-name="ce2" office:value-type="string" calcext:value-type="string">
            <text:p>half/full duplex</text:p>
            <text:p>FULL!はfdup</text:p>
            <text:p>だがnot indep</text:p>
          </table:table-cell>
          <table:table-cell table:style-name="ce2" office:value-type="string" calcext:value-type="string">
            <text:p>フィルタ</text:p>
          </table:table-cell>
          <table:table-cell table:style-name="ce6" office:value-type="string" calcext:value-type="string">
            <text:p>独自機構な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ga/dev/aucc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約55-28k?</text:p>
          </table:table-cell>
          <table:table-cell office:value-type="string" calcext:value-type="string">
            <text:p>1/2/3/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使ってない</text:p>
          </table:table-cell>
          <table:table-cell office:value-type="string" calcext:value-type="string">
            <text:p>mulawテーブルが自前、</text:p>
            <text:p>MDサポートencからは全部自前変換</text:p>
            <text:p>4ch対応も自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iga/dev/repuls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*8,*16*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汎用フィルタのみ</text:p>
          </table:table-cell>
          <table:table-cell office:value-type="string" calcext:value-type="string">
            <text:p>start_outputでさらにprec/chごとに</text:p>
            <text:p>何かの変換コードがある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m/allwinner/awin_ac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m/allwinner/awin_hdmi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m/broadcom/bcm2835_vc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m/imx/imx23_digfilt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8..44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m/iomd/vidcaudio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ulaw(,s16le)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独自フィルタあり、</text:p>
            <text:p>rateconvも使用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rm/sunxi/sunxi_codec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m/xscale/pxa2x0_ac97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..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reamcast/dev/g2/aica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8,s16le,adpcm4</text:p>
          </table:table-cell>
          <table:table-cell office:value-type="string" calcext:value-type="string">
            <text:p>1-65536</text:p>
          </table:table-cell>
          <table:table-cell office:value-type="string" calcext:value-type="string">
            <text:p>1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再生専用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pcmips/vr/vraiu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10?</text:p>
          </table:table-cell>
          <table:table-cell office:value-type="string" calcext:value-type="string">
            <text:p>8,11,22,44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使ってない</text:p>
          </table:table-cell>
          <table:table-cell office:value-type="string" calcext:value-type="string">
            <text:p>MDサポートencからは自前変換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ppa/gsc/harmony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*law,s16be(,u8)</text:p>
          </table:table-cell>
          <table:table-cell office:value-type="string" calcext:value-type="string">
            <text:p>5125..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acppc/dev/awacs</text:p>
          </table:table-cell>
          <table:table-cell office:value-type="string" calcext:value-type="string">
            <text:p>q+a?</text:p>
          </table:table-cell>
          <table:table-cell office:value-type="string" calcext:value-type="string">
            <text:p>s16be(,s16le)</text:p>
          </table:table-cell>
          <table:table-cell office:value-type="string" calcext:value-type="string">
            <text:p>7350..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cppc/dev/snapper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be,s24be</text:p>
          </table:table-cell>
          <table:table-cell office:value-type="string" calcext:value-type="string">
            <text:p>32k,441,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office:value-type="string" calcext:value-type="string">
            <text:p>独自フィルタ</text:p>
            <text:p>(1サンプルずらすやつ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gimips/hpc/haltwo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16*</text:p>
          </table:table-cell>
          <table:table-cell office:value-type="string" calcext:value-type="string">
            <text:p>4-441,48k/int?</text:p>
          </table:table-cell>
          <table:table-cell office:value-type="string" calcext:value-type="string">
            <text:p>1/2(?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al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imips/mace/mavb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24?/32be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汎用(16→16)+</text:p>
            <text:p>16to24?フィルタ、</text:p>
            <text:p>mono2stが自前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ermode/dev/v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8-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zaurus/dev/wm8731_z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-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zaurus/dev/wm8750_z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le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68k/dev/vs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adpcm4</text:p>
          </table:table-cell>
          <table:table-cell office:value-type="string" calcext:value-type="string">
            <text:p>3..15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toADPCMフィルタ</text:p>
            <text:p>コンテキストに触りたい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luetooth/btsc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sa/ari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16le,u8(,*law)</text:p>
          </table:table-cell>
          <table:table-cell table:style-name="Default" office:value-type="string" calcext:value-type="string">
            <text:p>7875..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FULL!</text:p>
          </table:table-cell>
          <table:table-cell office:value-type="string" calcext:value-type="string">
            <text:p>汎用フィルタのみ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sa/sbdsp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u8(,s8,*16*)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(/f)?butINDEP</text:p>
          </table:table-cell>
          <table:table-cell office:value-type="string" calcext:value-type="string">
            <text:p>汎用フィルタのみ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c/am7930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ulaw</text:p>
          </table:table-cell>
          <table:table-cell office:value-type="string" calcext:value-type="string">
            <text:p>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office:value-type="string" calcext:value-type="string">
            <text:p>汎用フィルタ+</text:p>
            <text:p>dev/tc/bba.cが24/32化フィルタ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c/arcofi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mulaw,s16be</text:p>
          </table:table-cell>
          <table:table-cell office:value-type="string" calcext:value-type="string">
            <text:p>8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汎用フィルタのみ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c/interwav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u8,s16*,adpcm4</text:p>
          </table:table-cell>
          <table:table-cell office:value-type="string" calcext:value-type="string">
            <text:p>5510..48k</text:p>
          </table:table-cell>
          <table:table-cell office:value-type="string" calcext:value-type="string">
            <text:p>1/2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FULL!)</text:p>
          </table:table-cell>
          <table:table-cell office:value-type="string" calcext:value-type="string">
            <text:p>汎用フィルタのみ</text:p>
          </table:table-cell>
          <table:table-cell/>
          <table:table-cell office:value-type="string" calcext:value-type="string">
            <text:p>IMA-ADPC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c/tms320av110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PEG,s16be</text:p>
          </table:table-cell>
          <table:table-cell office:value-type="float" office:value="44100" calcext:value-type="float">
            <text:p>44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再生専用</text:p>
          </table:table-cell>
          <table:table-cell office:value-type="string" calcext:value-type="string">
            <text:p>使ってない(HWencのみ再生可能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c/pl041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再生専用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d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{8,16,20/32,24/32,32}le,ac3/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/4/6/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ad/pad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</text:p>
          </table:table-cell>
          <table:table-cell office:value-type="float" office:value="44100" calcext:value-type="float">
            <text:p>44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再生専用</text:p>
          </table:table-cell>
          <table:table-cell office:value-type="string" calcext:value-type="string">
            <text:p>汎用フィルタ+auvolconv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ci/auacer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*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2/4/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auich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*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2/4/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auixp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,s32le</text:p>
          </table:table-cell>
          <table:table-cell office:value-type="string" calcext:value-type="string">
            <text:p>7-48k</text:p>
          </table:table-cell>
          <table:table-cell office:value-type="string" calcext:value-type="string">
            <text:p>2/4/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autri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*,*8*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eap</text:p>
          </table:table-cell>
          <table:table-cell office:value-type="string" calcext:value-type="string">
            <text:p>↑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ci/yds</text:p>
          </table:table-cell>
          <table:table-cell office:value-type="string" calcext:value-type="string">
            <text:p>↑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ci/auvia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*,*8*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1/2/4/6</text:p>
          </table:table-cell>
          <table:table-cell office:value-type="string" calcext:value-type="string">
            <text:p>1/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azalia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{8/16,16,20/32,24/32,32}le</text:p>
          </table:table-cell>
          <table:table-cell office:value-type="string" calcext:value-type="string">
            <text:p>8..384k</text:p>
          </table:table-cell>
          <table:table-cell table:style-name="ce5" office:value-type="string" calcext:value-type="string">
            <text:p>1/2/4/6/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ci/cmpci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*,*8*</text:p>
          </table:table-cell>
          <table:table-cell office:value-type="string" calcext:value-type="string">
            <text:p>5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cs4280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cs4280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*16*</text:p>
          </table:table-cell>
          <table:table-cell office:value-type="string" calcext:value-type="string">
            <text:p>6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emuxki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,u8*(play)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esa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,u8*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esm</text:p>
          </table:table-cell>
          <table:table-cell office:value-type="string" calcext:value-type="string">
            <text:p>↑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ci/es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*,*8*</text:p>
          </table:table-cell>
          <table:table-cell office:value-type="string" calcext:value-type="string">
            <text:p>6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fms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,u8*</text:p>
          </table:table-cell>
          <table:table-cell office:value-type="string" calcext:value-type="string">
            <text:p>5..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gcsc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2/4/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ne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,u8*</text:p>
          </table:table-cell>
          <table:table-cell office:value-type="string" calcext:value-type="string">
            <text:p>8..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sv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,u8*</text:p>
          </table:table-cell>
          <table:table-cell office:value-type="string" calcext:value-type="string">
            <text:p>2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bus/dbri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be</text:p>
          </table:table-cell>
          <table:table-cell office:value-type="string" calcext:value-type="string">
            <text:p>8-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usb/u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?{*/*}?</text:p>
          </table:table-cell>
          <table:table-cell table:number-columns-repeated="2" office:value-type="string" calcext:value-type="string">
            <text:p>*</text:p>
          </table:table-cell>
          <table:table-cell table:number-columns-repeated="7"/>
        </table:table-row>
        <table:table-row table:style-name="ro3" table:number-rows-repeated="1048523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モナー ゴシック" svg:font-family="'IPA モナー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モナー ゴシック" style:font-family-asian="'IPA モナー ゴシック'" style:font-family-generic-asian="system" style:font-pitch-asian="variable" style:font-name-complex="IPA モナー ゴシック" style:font-family-complex="'IPA モナー ゴシック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00/00/00</text:date>, <text:time style:data-style-name="N2" text:time-value="23:33:08.43705470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5T23:41:38.641233669</dc:date>
    <meta:editing-duration>PT3H49M46S</meta:editing-duration>
    <meta:editing-cycles>4</meta:editing-cycles>
    <meta:generator>LibreOffice/5.3.3.2$NetBSD_X86_64 LibreOffice_project/30m0$Build-2</meta:generator>
    <meta:document-statistic meta:table-count="1" meta:cell-count="344" meta:object-count="0"/>
  </office:meta>
</office:document-meta>
</file>